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ff9966"/>
    </style:style>
    <style:style style:name="ce6" style:family="table-cell" style:parent-style-name="Default" style:data-style-name="N36">
      <style:table-cell-properties fo:background-color="#ff99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number-columns-repeated="2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/>
          <table:table-cell table:style-name="ce5"/>
          <table:table-cell table:style-name="ce6" office:value-type="date" office:date-value="2022-11-24" calcext:value-type="date">
            <text:p>24/11/2022</text:p>
          </table:table-cell>
          <table:table-cell table:style-name="ce5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2]*100" office:value-type="float" office:value="31.0880829015544" calcext:value-type="float">
            <text:p>31,09</text:p>
          </table:table-cell>
          <table:table-cell table:formula="of:=[.C12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2]*100" office:value-type="float" office:value="30.6122448979592" calcext:value-type="float">
            <text:p>30,61</text:p>
          </table:table-cell>
          <table:table-cell table:formula="of:=[.F12]-[.F$9]" office:value-type="float" office:value="2.96247531270572" calcext:value-type="float">
            <text:p>2,96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3]*100" office:value-type="float" office:value="29.5566502463054" calcext:value-type="float">
            <text:p>29,56</text:p>
          </table:table-cell>
          <table:table-cell table:formula="of:=[.C13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3]*100" office:value-type="float" office:value="30.3030303030303" calcext:value-type="float">
            <text:p>30,30</text:p>
          </table:table-cell>
          <table:table-cell table:formula="of:=[.F13]-[.F$9]" office:value-type="float" office:value="2.65326071777685" calcext:value-type="float">
            <text:p>2,65</text:p>
          </table:table-cell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4]*100" office:value-type="float" office:value="32.6086956521739" calcext:value-type="float">
            <text:p>32,61</text:p>
          </table:table-cell>
          <table:table-cell table:formula="of:=[.C14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4]*100" office:value-type="float" office:value="32.258064516129" calcext:value-type="float">
            <text:p>32,26</text:p>
          </table:table-cell>
          <table:table-cell table:formula="of:=[.F14]-[.F$9]" office:value-type="float" office:value="4.60829493087557" calcext:value-type="float">
            <text:p>4,61</text:p>
          </table:table-cell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5]*100" office:value-type="float" office:value="30.4568527918782" calcext:value-type="float">
            <text:p>30,46</text:p>
          </table:table-cell>
          <table:table-cell table:formula="of:=[.C15]-[.C$9]" office:value-type="float" office:value="2.80708320662472" calcext:value-type="float">
            <text:p>2,81</text:p>
          </table:table-cell>
          <table:table-cell office:value-type="float" office:value="195" calcext:value-type="float">
            <text:p>195</text:p>
          </table:table-cell>
          <table:table-cell table:formula="of:=60/[.E15]*100" office:value-type="float" office:value="30.7692307692308" calcext:value-type="float">
            <text:p>30,77</text:p>
          </table:table-cell>
          <table:table-cell table:formula="of:=[.F15]-[.F$9]" office:value-type="float" office:value="3.11946118397731" calcext:value-type="float">
            <text:p>3,12</text:p>
          </table:table-cell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16]*100" office:value-type="float" office:value="31.0880829015544" calcext:value-type="float">
            <text:p>31,09</text:p>
          </table:table-cell>
          <table:table-cell table:formula="of:=[.C16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16]*100" office:value-type="float" office:value="30.7692307692308" calcext:value-type="float">
            <text:p>30,77</text:p>
          </table:table-cell>
          <table:table-cell table:formula="of:=[.F16]-[.F$9]" office:value-type="float" office:value="3.11946118397731" calcext:value-type="float">
            <text:p>3,12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17]*100" office:value-type="float" office:value="34.0909090909091" calcext:value-type="float">
            <text:p>34,09</text:p>
          </table:table-cell>
          <table:table-cell table:formula="of:=[.C17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17]*100" office:value-type="float" office:value="33.5195530726257" calcext:value-type="float">
            <text:p>33,52</text:p>
          </table:table-cell>
          <table:table-cell table:formula="of:=[.F17]-[.F$9]" office:value-type="float" office:value="5.86978348737224" calcext:value-type="float">
            <text:p>5,87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18]*100" office:value-type="float" office:value="30.3030303030303" calcext:value-type="float">
            <text:p>30,30</text:p>
          </table:table-cell>
          <table:table-cell table:formula="of:=[.C18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18]*100" office:value-type="float" office:value="30.3030303030303" calcext:value-type="float">
            <text:p>30,30</text:p>
          </table:table-cell>
          <table:table-cell table:formula="of:=[.F18]-[.F$9]" office:value-type="float" office:value="2.65326071777685" calcext:value-type="float">
            <text:p>2,65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19]*100" office:value-type="float" office:value="30.3030303030303" calcext:value-type="float">
            <text:p>30,30</text:p>
          </table:table-cell>
          <table:table-cell table:formula="of:=[.C19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19]*100" office:value-type="float" office:value="30.1507537688442" calcext:value-type="float">
            <text:p>30,15</text:p>
          </table:table-cell>
          <table:table-cell table:formula="of:=[.F19]-[.F$9]" office:value-type="float" office:value="2.50098418359076" calcext:value-type="float">
            <text:p>2,50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0]*100" office:value-type="float" office:value="32.6086956521739" calcext:value-type="float">
            <text:p>32,61</text:p>
          </table:table-cell>
          <table:table-cell table:formula="of:=[.C20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0]*100" office:value-type="float" office:value="32.4324324324324" calcext:value-type="float">
            <text:p>32,43</text:p>
          </table:table-cell>
          <table:table-cell table:formula="of:=[.F20]-[.F$9]" office:value-type="float" office:value="4.78266284717898" calcext:value-type="float">
            <text:p>4,78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1]*100" office:value-type="float" office:value="32.0855614973262" calcext:value-type="float">
            <text:p>32,09</text:p>
          </table:table-cell>
          <table:table-cell table:formula="of:=[.C21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1]*100" office:value-type="float" office:value="32.0855614973262" calcext:value-type="float">
            <text:p>32,09</text:p>
          </table:table-cell>
          <table:table-cell table:formula="of:=[.F21]-[.F$9]" office:value-type="float" office:value="4.43579191207274" calcext:value-type="float">
            <text:p>4,44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2]*100" office:value-type="float" office:value="30.9278350515464" calcext:value-type="float">
            <text:p>30,93</text:p>
          </table:table-cell>
          <table:table-cell table:formula="of:=[.C22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2]*100" office:value-type="float" office:value="30.9278350515464" calcext:value-type="float">
            <text:p>30,93</text:p>
          </table:table-cell>
          <table:table-cell table:formula="of:=[.F22]-[.F$9]" office:value-type="float" office:value="3.27806546629293" calcext:value-type="float">
            <text:p>3,28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60/[.E23]*100" office:value-type="float" office:value="63.1578947368421" calcext:value-type="float">
            <text:p>63,16</text:p>
          </table:table-cell>
          <table:table-cell table:formula="of:=[.F23]-[.F$9]" office:value-type="float" office:value="35.5081251515886" calcext:value-type="float">
            <text:p>35,51</text:p>
          </table:table-cell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2-11-24T15:19:35.470009253</dc:date>
    <dc:creator>root</dc:creator>
    <meta:editing-duration>PT3M4S</meta:editing-duration>
    <meta:editing-cycles>2</meta:editing-cycles>
    <meta:generator>LibreOffice/7.3.6.2$Linux_X86_64 LibreOffice_project/30$Build-2</meta:generator>
    <meta:document-statistic meta:table-count="1" meta:cell-count="121" meta:object-count="0"/>
  </office:meta>
</office:document-meta>
</file>